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ystem-u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text-properties officeooo:rsid="0012be04" officeooo:paragraph-rsid="0012be04"/>
    </style:style>
    <style:style style:name="P2" style:family="paragraph" style:parent-style-name="Standard">
      <style:text-properties officeooo:rsid="00150655" officeooo:paragraph-rsid="00150655"/>
    </style:style>
    <style:style style:name="P3" style:family="paragraph" style:parent-style-name="Standard">
      <style:text-properties officeooo:rsid="0012be04" officeooo:paragraph-rsid="001400ea"/>
    </style:style>
    <style:style style:name="P4" style:family="paragraph" style:parent-style-name="Standard">
      <style:text-properties officeooo:rsid="001a99dc" officeooo:paragraph-rsid="001a99dc"/>
    </style:style>
    <style:style style:name="P5" style:family="paragraph" style:parent-style-name="Standard">
      <style:text-properties officeooo:rsid="001e1d17" officeooo:paragraph-rsid="001e1d17"/>
    </style:style>
    <style:style style:name="P6" style:family="paragraph" style:parent-style-name="Standard">
      <style:text-properties officeooo:rsid="001f44b5" officeooo:paragraph-rsid="001f44b5"/>
    </style:style>
    <style:style style:name="P7" style:family="paragraph" style:parent-style-name="Standard">
      <style:text-properties officeooo:paragraph-rsid="001e1d17"/>
    </style:style>
    <style:style style:name="P8" style:family="paragraph" style:parent-style-name="Standard" style:list-style-name="L1">
      <style:text-properties officeooo:paragraph-rsid="001e1d17"/>
    </style:style>
    <style:style style:name="T1" style:family="text">
      <style:text-properties officeooo:rsid="00150655"/>
    </style:style>
    <style:style style:name="T2" style:family="text">
      <style:text-properties officeooo:rsid="00182e00"/>
    </style:style>
    <style:style style:name="T3" style:family="text">
      <style:text-properties officeooo:rsid="001b80d9"/>
    </style:style>
    <style:style style:name="T4" style:family="text">
      <style:text-properties officeooo:rsid="001400ea"/>
    </style:style>
    <style:style style:name="T5" style:family="text">
      <style:text-properties officeooo:rsid="001c9848"/>
    </style:style>
    <style:style style:name="T6" style:family="text">
      <style:text-properties officeooo:rsid="001a99dc"/>
    </style:style>
    <style:style style:name="T7" style:family="text">
      <style:text-properties officeooo:rsid="001b1e0a"/>
    </style:style>
    <style:style style:name="T8" style:family="text">
      <style:text-properties officeooo:rsid="001e1d17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Construção de um datawarehouse com a API do youtube</text:p>
      <text:p text:style-name="P1"/>
      <text:p text:style-name="P1">Situação:</text:p>
      <text:p text:style-name="P1"/>
      <text:p text:style-name="P1"><text:tab/><text:span text:style-name="T1">Este projeto tem como objetivo, propor uma estrutura de pipeline de dados (ETL) para a criação de um datawarehouse, </text:span><text:span text:style-name="T2">com os dados da API do youtube</text:span></text:p>
      <text:p text:style-name="P1"/>
      <text:p text:style-name="P1"/>
      <text:p text:style-name="P1">Tarefa:</text:p>
      <text:p text:style-name="P1"/>
      <text:p text:style-name="P1">- <text:span text:style-name="T1">Extrair dados da API do youtube </text:span><text:span text:style-name="T2">usando assunto da pesquisa</text:span></text:p>
      <text:p text:style-name="P2">- Carregar dados brutos</text:p>
      <text:p text:style-name="P2">- Transformar os dados usando dbt</text:p>
      <text:p text:style-name="P2">- Orquestrar o processo no apache airflow</text:p>
      <text:p text:style-name="P2">- Garantir que o datawarehouse seja atualizado</text:p>
      <text:p text:style-name="P2">- <text:span text:style-name="T3">Criação <text:s/>registro de logs </text:span></text:p>
      <text:p text:style-name="P1"/>
      <text:p text:style-name="P1"/>
      <text:p text:style-name="P1">Ação:</text:p>
      <text:p text:style-name="P1"/>
      <text:p text:style-name="P3">- <text:span text:style-name="T4">Criar a estrutura do banco de dados SQL Server</text:span></text:p>
      <text:p text:style-name="P3">- <text:span text:style-name="T4">Configuração do dbt no banco sql server</text:span></text:p>
      <text:p text:style-name="P3">- <text:span text:style-name="T4">Criar orquestração da extração de dados <text:s/>no apache airflow</text:span></text:p>
      <text:p text:style-name="P3">- <text:span text:style-name="T4">Criar scripts de consumo de dados da API do youtube</text:span></text:p>
      <text:p text:style-name="P1">- <text:span text:style-name="T1">Criar diagramas de classe e atividade para demonstrar o processo de ETL</text:span></text:p>
      <text:p text:style-name="P1">- <text:span text:style-name="T5">Criação de registro de logs, registro de ínicio de execução da dag, de quando a dag terminar a execução</text:span></text:p>
      <text:p text:style-name="P1"/>
      <text:p text:style-name="P1">Resultado:</text:p>
      <text:p text:style-name="P1"/>
      <text:p text:style-name="P1">- <text:span text:style-name="T6">Fluxo do projeto em escrita livre</text:span></text:p>
      <text:p text:style-name="P4">1 – Buscar dados por assunto</text:p>
      <text:p text:style-name="P4">2 – Separar os vídeos brasileiros</text:p>
      <text:p text:style-name="P4">3 – Se for vídeo brasileiros, gravar o id e o nome do canal brasileiros na tabela depara</text:p>
      <text:p text:style-name="P4">3.1 – Se o canal existe no banco, não gravar</text:p>
      <text:p text:style-name="P4">3.2 – Se o canal não existe, grava no banco <text:span text:style-name="T7">id canal e vídeo canal</text:span></text:p>
      <text:p text:style-name="P4"/>
      <text:p text:style-name="P4"/>
      <text:p text:style-name="P5">Tabelas </text:p>
      <text:p text:style-name="P5"/>
      <text:p text:style-name="P5">stg_dados_youtube → tabela temporaria para receber os dados da pesquisar por assunto. Irá guardar: ID_Video, nome_video, id_canal, nome_canal, </text:p>
      <text:p text:style-name="P5"/>
      <text:p text:style-name="P6">log_dag, registra qualquer evento da dag, seja sucesso ou falha</text:p>
      <text:p text:style-name="P6"/>
      <text:p text:style-name="P7"><text:span text:style-name="Strong_20_Emphasis"><text:span text:style-name="T8">logging.debug</text:span></text:span><text:span text:style-name="T8"> </text:span></text:p>
      <text:list text:style-name="L1">
        <text:list-item>
          <text:p text:style-name="P8"><text:span text:style-name="Strong_20_Emphasis"><text:span text:style-name="T8">logging.info</text:span></text:span><text:span text:style-name="T8"> </text:span></text:p>
        </text:list-item>
        <text:list-item>
          <text:p text:style-name="P8"><text:span text:style-name="Strong_20_Emphasis"><text:span text:style-name="T8">logging.warning</text:span></text:span><text:span text:style-name="T8"> </text:span></text:p>
        </text:list-item>
        <text:list-item>
          <text:p text:style-name="P8"><text:span text:style-name="Strong_20_Emphasis"><text:span text:style-name="T8">logging.error</text:span></text:span><text:span text:style-name="T8"> </text:span></text:p>
        </text:list-item>
        <text:list-item>
          <text:p text:style-name="P8"><text:span text:style-name="Strong_20_Emphasis"><text:span text:style-name="T8">logging.critical</text:span>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ystem-u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0:32:11.091726600</meta:creation-date>
    <dc:date>2025-03-09T15:36:54.152280344</dc:date>
    <meta:editing-duration>PT1H5M16S</meta:editing-duration>
    <meta:editing-cycles>8</meta:editing-cycles>
    <meta:generator>LibreOffice/24.8.4.2$Linux_X86_64 LibreOffice_project/480$Build-2</meta:generator>
    <meta:document-statistic meta:table-count="0" meta:image-count="0" meta:object-count="0" meta:page-count="1" meta:paragraph-count="32" meta:word-count="247" meta:character-count="1434" meta:non-whitespace-character-count="1208"/>
  </office:meta>
</office:document-meta>
</file>